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niel: Louis. Stuck-up snobbish character who's bored and wants to go golfing. </text:p>
      <text:p text:style-name="Standard">Debbie: Robin. University student, just got off the bus, looking for info about the city</text:p>
      <text:p text:style-name="Standard">Joanna: Georgina. Zoo worker, on her day off, looking for events to meet other South American immigra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Armstrong</meta:initial-creator>
    <meta:creation-date>2016-03-09T16:43:27.95</meta:creation-date>
    <meta:document-statistic meta:table-count="0" meta:image-count="0" meta:object-count="0" meta:page-count="1" meta:paragraph-count="3" meta:word-count="44" meta:character-count="272"/>
    <dc:date>2016-03-09T16:47:22.37</dc:date>
    <dc:creator>Daniel Armstrong</dc:creator>
    <meta:editing-duration>PT3M54S</meta:editing-duration>
    <meta:editing-cycles>1</meta:editing-cycles>
    <meta:generator>OpenOffice/4.0.1$Win32 OpenOffice.org_project/401m5$Build-9714</meta:generator>
  </office:meta>
</office:document-meta>
</file>